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T1" style:family="text">
      <style:text-properties fo:font-weight="bol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Olá! Este código é uma <text:span text:style-name="T1">definição de configuração para um Agente de Inteligência Artificial</text:span> chamado <text:span text:style-name="T1">J_360</text:span>, especializado na área jurídica. Ele está escrito em <text:span text:style-name="T1">TypeScript/JavaScript</text:span> e segue um formato estruturado (provavelmente um objeto de configuração).</text:p>
      <text:section text:style-name="Sect1" text:name="model-response-message-contentr_94b35a18c3d982a7">
        <text:p text:style-name="Horizontal_20_Line"/>
        <text:h text:style-name="Heading_20_2" text:outline-level="2">🤖 Perfil do Agente J_360</text:h>
        <text:p text:style-name="Text_20_body">O objeto <text:span text:style-name="Source_20_Text">j360Profile</text:span> define as características e funcionalidades do agente:</text:p>
        <text:list xml:id="list3070709296" text:style-name="L1">
          <text:list-item>
            <text:p text:style-name="P1"><text:span text:style-name="Source_20_Text"><text:span text:style-name="T1">agent</text:span></text:span>: <text:span text:style-name="Source_20_Text">"J_360"</text:span> - Identificador único do agente.</text:p>
          </text:list-item>
          <text:list-item>
            <text:p text:style-name="P1"><text:span text:style-name="Source_20_Text"><text:span text:style-name="T1">name</text:span></text:span>: <text:span text:style-name="Source_20_Text">"Jurídico"</text:span> - Nome amigável do agente.</text:p>
          </text:list-item>
          <text:list-item>
            <text:p text:style-name="P1"><text:span text:style-name="Source_20_Text"><text:span text:style-name="T1">description</text:span></text:span>: Descreve a área de especialização: "Agente especializado em <text:span text:style-name="T1">contratos civis, imobiliários, tokenização, CVM e tributação</text:span>."</text:p>
          </text:list-item>
          <text:list-item>
            <text:p text:style-name="P1"><text:span text:style-name="Source_20_Text"><text:span text:style-name="T1">model</text:span></text:span>: <text:span text:style-name="Source_20_Text">"gpt-4o-mini"</text:span> - Indica o modelo de Linguagem Grande (LLM) que o agente utilizará, que neste caso é o <text:span text:style-name="T1">GPT-4o mini</text:span>.</text:p>
          </text:list-item>
          <text:list-item>
            <text:p text:style-name="P1"><text:span text:style-name="Source_20_Text"><text:span text:style-name="T1">systemPrompt</text:span></text:span>: A instrução principal que guia o comportamento do LLM: "Você é o J_360... Analisa cláusulas, detecta riscos, insere jurisprudência e gera parecer técnico em linguagem acessível."</text:p>
          </text:list-item>
        </text:list>
        <text:p text:style-name="Horizontal_20_Line"/>
        <text:h text:style-name="Heading_20_2" text:outline-level="2">🛠️ Ferramentas (<text:span text:style-name="Source_20_Text">tools</text:span>)</text:h>
        <text:p text:style-name="Text_20_body">O agente tem acesso a <text:span text:style-name="T1">três ferramentas</text:span> externas, cada uma definida com detalhes de como interagir com uma API (endpoint, autenticação, estrutura de dados de entrada/saída, etc.).</text:p>
        <text:h text:style-name="Heading_20_3" text:outline-level="3">1. <text:span text:style-name="Source_20_Text">contract.parse</text:span> (Análise de Contratos)</text:h>
        <text:list xml:id="list2313771793" text:style-name="L2">
          <text:list-item>
            <text:p text:style-name="P2"><text:span text:style-name="T1">Descrição</text:span>: Analisa contratos (upload ou URL) e <text:span text:style-name="T1">extrai cláusulas relevantes com avaliação de risco</text:span>.</text:p>
          </text:list-item>
          <text:list-item>
            <text:p text:style-name="P2"><text:span text:style-name="T1">Endpoints (</text:span><text:span text:style-name="Source_20_Text"><text:span text:style-name="T1">url_by_env</text:span></text:span><text:span text:style-name="T1">)</text:span>: Define URLs de API diferentes para ambientes de <text:span text:style-name="Source_20_Text">dev</text:span> e <text:span text:style-name="Source_20_Text">prod</text:span>.</text:p>
          </text:list-item>
          <text:list-item>
            <text:p text:style-name="P2"><text:span text:style-name="T1">Método</text:span>: <text:span text:style-name="Source_20_Text">POST</text:span>.</text:p>
          </text:list-item>
          <text:list-item>
            <text:p text:style-name="P2"><text:span text:style-name="T1">Autenticação (</text:span><text:span text:style-name="Source_20_Text"><text:span text:style-name="T1">auth</text:span></text:span><text:span text:style-name="T1">)</text:span>: Usa um token <text:span text:style-name="T1">Bearer</text:span> com escopo <text:span text:style-name="Source_20_Text">law:contract:read</text:span>. O token é lido de variáveis de ambiente (<text:span text:style-name="Source_20_Text">LAW_DEV_TOKEN</text:span> ou <text:span text:style-name="Source_20_Text">LAW_PROD_TOKEN</text:span>).</text:p>
          </text:list-item>
          <text:list-item>
            <text:p text:style-name="P2"><text:span text:style-name="T1">Esquema de Entrada (</text:span><text:span text:style-name="Source_20_Text"><text:span text:style-name="T1">inputSchema</text:span></text:span><text:span text:style-name="T1">)</text:span>: Espera campos como <text:span text:style-name="Source_20_Text">agent</text:span> ("J_360"), <text:span text:style-name="Source_20_Text">prompt</text:span> (a solicitação do usuário) e um <text:span text:style-name="Source_20_Text">metadata</text:span> que inclui:</text:p>
            <text:list>
              <text:list-item>
                <text:p text:style-name="P2"><text:span text:style-name="Source_20_Text">documentSource</text:span>: Especifica se é um <text:span text:style-name="Source_20_Text">"upload"</text:span> ou uma <text:span text:style-name="Source_20_Text">"url"</text:span> e qual é a <text:span text:style-name="Source_20_Text">reference</text:span> (o arquivo ou link).</text:p>
              </text:list-item>
              <text:list-item>
                <text:p text:style-name="P2"><text:span text:style-name="Source_20_Text">riskThreshold</text:span>: Permite definir o limiar de risco a ser considerado (<text:span text:style-name="Source_20_Text">"baixo"</text:span>, <text:span text:style-name="Source_20_Text">"medio"</text:span>, <text:span text:style-name="Source_20_Text">"alto"</text:span>), com <text:span text:style-name="Source_20_Text">medio</text:span> como padrão.</text:p>
              </text:list-item>
            </text:list>
          </text:list-item>
          <text:list-item>
            <text:p text:style-name="P2"><text:soft-page-break/><text:span text:style-name="T1">Esquema de Saída (</text:span><text:span text:style-name="Source_20_Text"><text:span text:style-name="T1">outputSchema</text:span></text:span><text:span text:style-name="T1">)</text:span>: Espera um resultado com <text:span text:style-name="Source_20_Text">ok: boolean</text:span> e dados que incluem <text:span text:style-name="Source_20_Text">clauses</text:span> e <text:span text:style-name="Source_20_Text">risks</text:span> identificados.</text:p>
          </text:list-item>
          <text:list-item>
            <text:p text:style-name="P2"><text:span text:style-name="Source_20_Text"><text:span text:style-name="T1">simulateFirst</text:span></text:span>: <text:span text:style-name="Source_20_Text">true</text:span>.</text:p>
          </text:list-item>
        </text:list>
        <text:h text:style-name="Heading_20_3" text:outline-level="3">2. <text:span text:style-name="Source_20_Text">rag.searchLaw</text:span> (Pesquisa Jurídica - RAG)</text:h>
        <text:list xml:id="list962816313" text:style-name="L3">
          <text:list-item>
            <text:p text:style-name="P3"><text:span text:style-name="T1">Descrição</text:span>: Pesquisa <text:span text:style-name="T1">jurisprudência e normas</text:span> em coleções (LGPD, CVM, tributário) para embasar pareceres. (RAG é a sigla para Retrieval-Augmented Generation).</text:p>
          </text:list-item>
          <text:list-item>
            <text:p text:style-name="P3"><text:span text:style-name="T1">Coleções (</text:span><text:span text:style-name="Source_20_Text"><text:span text:style-name="T1">collections</text:span></text:span><text:span text:style-name="T1">)</text:span>: Permite pesquisar em coleções específicas: <text:span text:style-name="Source_20_Text">"lgpd"</text:span>, <text:span text:style-name="Source_20_Text">"cvm"</text:span>, <text:span text:style-name="Source_20_Text">"tributario"</text:span>.</text:p>
          </text:list-item>
          <text:list-item>
            <text:p text:style-name="P3"><text:span text:style-name="T1">Filtros (</text:span><text:span text:style-name="Source_20_Text"><text:span text:style-name="T1">filters</text:span></text:span><text:span text:style-name="T1">)</text:span>: Permite refinar a busca por <text:span text:style-name="Source_20_Text">jurisdiction</text:span>, <text:span text:style-name="Source_20_Text">yearFrom</text:span>, e <text:span text:style-name="Source_20_Text">yearTo</text:span>.</text:p>
          </text:list-item>
          <text:list-item>
            <text:p text:style-name="P3"><text:span text:style-name="Source_20_Text"><text:span text:style-name="T1">maxResults</text:span></text:span>: Limita o número de resultados.</text:p>
          </text:list-item>
          <text:list-item>
            <text:p text:style-name="P3"><text:span text:style-name="T1">Esquema de Saída (</text:span><text:span text:style-name="Source_20_Text"><text:span text:style-name="T1">outputSchema</text:span></text:span><text:span text:style-name="T1">)</text:span>: Espera resultados que incluem <text:span text:style-name="Source_20_Text">matches</text:span> (os documentos encontrados) e um <text:span text:style-name="Source_20_Text">summary</text:span> (resumo).</text:p>
          </text:list-item>
          <text:list-item>
            <text:p text:style-name="P3"><text:span text:style-name="Source_20_Text"><text:span text:style-name="T1">simulateFirst</text:span></text:span>: <text:span text:style-name="Source_20_Text">false</text:span>.</text:p>
          </text:list-item>
        </text:list>
        <text:h text:style-name="Heading_20_3" text:outline-level="3">3. <text:span text:style-name="Source_20_Text">doc.generateOpinion</text:span> (Geração de Documentos)</text:h>
        <text:list xml:id="list806871578" text:style-name="L4">
          <text:list-item>
            <text:p text:style-name="P4"><text:span text:style-name="T1">Descrição</text:span>: <text:span text:style-name="T1">Produz parecer ou minuta definitiva</text:span> com base em informações prévias (análise de contrato, pesquisa).</text:p>
          </text:list-item>
          <text:list-item>
            <text:p text:style-name="P4"><text:span text:style-name="T1">Tipo de Entrega (</text:span><text:span text:style-name="Source_20_Text"><text:span text:style-name="T1">deliverableType</text:span></text:span><text:span text:style-name="T1">)</text:span>: Pode gerar um <text:span text:style-name="Source_20_Text">"parecer"</text:span>, <text:span text:style-name="Source_20_Text">"minuta"</text:span>, ou <text:span text:style-name="Source_20_Text">"memorando"</text:span>.</text:p>
          </text:list-item>
          <text:list-item>
            <text:p text:style-name="P4"><text:span text:style-name="T1">Destinatários (</text:span><text:span text:style-name="Source_20_Text"><text:span text:style-name="T1">recipients</text:span></text:span><text:span text:style-name="T1">)</text:span>: Permite especificar uma lista de pessoas que receberão o documento (nome, email).</text:p>
          </text:list-item>
          <text:list-item>
            <text:p text:style-name="P4"><text:span text:style-name="T1">Referências (</text:span><text:span text:style-name="Source_20_Text"><text:span text:style-name="T1">references</text:span></text:span><text:span text:style-name="T1">)</text:span>: Permite incluir referências de outros documentos/análises.</text:p>
          </text:list-item>
          <text:list-item>
            <text:p text:style-name="P4"><text:span text:style-name="Source_20_Text"><text:span text:style-name="T1">requires_confirmation</text:span></text:span>: <text:span text:style-name="Source_20_Text">"true"</text:span>. Indica que o agente deve pedir confirmação ao usuário antes de executar esta ação, provavelmente por ser uma ação de escrita ou geração final de documento.</text:p>
          </text:list-item>
        </text:list>
        <text:p text:style-name="Horizontal_20_Line"/>
        <text:h text:style-name="Heading_20_2" text:outline-level="2">📝 Resumo Geral</text:h>
        <text:p text:style-name="Text_20_body">Este código define um <text:span text:style-name="T1">Agente de IA Jurídico</text:span> autônomo. Ele estabelece a <text:span text:style-name="T1">identidade, o modelo de linguagem e as instruções de comportamento</text:span> do agente, além de equipá-lo com <text:span text:style-name="T1">três ferramentas poderosas</text:span> para automatizar tarefas cruciais na área jurídica: <text:span text:style-name="T1">análise de contratos, pesquisa legal/jurisprudência, e geração final de pareceres/minutas</text:span>.</text:p>
        <text:p text:style-name="Text_20_body">Você gostaria que eu detalhasse mais sobre alguma ferramenta específica (ex: <text:span text:style-name="Source_20_Text">contract.parse</text:span>) ou sobre algum conceito, como o <text:span text:style-name="Source_20_Text">systemPrompt</text:span>?</text:p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5T05:56:05.915000000</meta:creation-date>
    <dc:date>2025-11-05T05:57:06.209000000</dc:date>
    <meta:editing-duration>PT1M</meta:editing-duration>
    <meta:editing-cycles>1</meta:editing-cycles>
    <meta:document-statistic meta:table-count="0" meta:image-count="0" meta:object-count="0" meta:page-count="2" meta:paragraph-count="36" meta:word-count="533" meta:character-count="3645" meta:non-whitespace-character-count="3173"/>
    <meta:generator>LibreOffice/7.3.2.2$Windows_X86_64 LibreOffice_project/49f2b1bff42cfccbd8f788c8dc32c1c309559be0</meta:generator>
  </office:meta>
</office:document-meta>
</file>